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2df8" officeooo:paragraph-rsid="003b2df8"/>
    </style:style>
    <style:style style:name="P2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4" style:family="paragraph" style:parent-style-name="Text_20_body" style:list-style-name="L1">
      <style:text-properties officeooo:rsid="00111f6d" officeooo:paragraph-rsid="00111f6d"/>
    </style:style>
    <style:style style:name="P5" style:family="paragraph" style:parent-style-name="Text_20_body" style:list-style-name="L1">
      <style:text-properties officeooo:rsid="0012d57a" officeooo:paragraph-rsid="00111f6d"/>
    </style:style>
    <style:style style:name="P6" style:family="paragraph" style:parent-style-name="Text_20_body" style:list-style-name="L1">
      <style:text-properties officeooo:rsid="0012d57a" officeooo:paragraph-rsid="003e15ed"/>
    </style:style>
    <style:style style:name="P7" style:family="paragraph" style:parent-style-name="Text_20_body" style:list-style-name="L1">
      <style:text-properties officeooo:rsid="0012d57a" officeooo:paragraph-rsid="0012d57a"/>
    </style:style>
    <style:style style:name="P8" style:family="paragraph" style:parent-style-name="Text_20_body" style:list-style-name="L1">
      <style:text-properties officeooo:rsid="0012d57a" officeooo:paragraph-rsid="0046a633"/>
    </style:style>
    <style:style style:name="P9" style:family="paragraph" style:parent-style-name="Text_20_body" style:list-style-name="L1">
      <style:text-properties officeooo:rsid="0046a633" officeooo:paragraph-rsid="0046a633"/>
    </style:style>
    <style:style style:name="P10" style:family="paragraph" style:parent-style-name="Text_20_body" style:list-style-name="L1">
      <style:text-properties officeooo:rsid="003fee94" officeooo:paragraph-rsid="003fee94"/>
    </style:style>
    <style:style style:name="P11" style:family="paragraph" style:parent-style-name="Text_20_body" style:list-style-name="L1">
      <style:text-properties officeooo:rsid="0047bd3d" officeooo:paragraph-rsid="0047bd3d"/>
    </style:style>
    <style:style style:name="P12" style:family="paragraph" style:parent-style-name="Text_20_body" style:list-style-name="L1">
      <style:text-properties officeooo:rsid="004b3855" officeooo:paragraph-rsid="004b3855"/>
    </style:style>
    <style:style style:name="P13" style:family="paragraph" style:parent-style-name="Text_20_body" style:list-style-name="L1">
      <style:text-properties officeooo:rsid="0049b5bf" officeooo:paragraph-rsid="0049b5bf"/>
    </style:style>
    <style:style style:name="P14" style:family="paragraph" style:parent-style-name="Text_20_body" style:list-style-name="L1">
      <style:text-properties officeooo:rsid="004c5914" officeooo:paragraph-rsid="004c5914"/>
    </style:style>
    <style:style style:name="P15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3e15ed"/>
    </style:style>
    <style:style style:name="T2" style:family="text">
      <style:text-properties officeooo:rsid="003eae7b"/>
    </style:style>
    <style:style style:name="T3" style:family="text">
      <style:text-properties officeooo:rsid="003f7ce7"/>
    </style:style>
    <style:style style:name="T4" style:family="text">
      <style:text-properties officeooo:rsid="00413391"/>
    </style:style>
    <style:style style:name="T5" style:family="text">
      <style:text-properties officeooo:rsid="0047bd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Зміст аркушів креслень</text:h>
      <text:list xml:id="list2311846987" text:style-name="L1">
        <text:list-item>
          <text:p text:style-name="P4">Загальний вигляд.</text:p>
        </text:list-item>
        <text:list-item>
          <text:p text:style-name="P5">Фундамент.</text:p>
        </text:list-item>
        <text:list-item>
          <text:p text:style-name="P6">Розріз <text:span text:style-name="T1">А</text:span>-<text:span text:style-name="T1">А</text:span>. Середина <text:span text:style-name="T1">1-го поверху</text:span>.</text:p>
        </text:list-item>
        <text:list-item>
          <text:p text:style-name="P9">Розкладка плит 1-го поверху.</text:p>
        </text:list-item>
        <text:list-item>
          <text:p text:style-name="P10"><text:span text:style-name="T4">Осереддя </text:span>колон.</text:p>
        </text:list-item>
        <text:list-item>
          <text:p text:style-name="P7">Перетини арматурних каркасів перемичок.</text:p>
        </text:list-item>
        <text:list-item>
          <text:p text:style-name="P7">Перетини каркасів армопоясу поверху 1.</text:p>
        </text:list-item>
        <text:list-item>
          <text:p text:style-name="P8">Розріз <text:span text:style-name="T1">Б</text:span>-<text:span text:style-name="T1">Б</text:span>. Середина <text:span text:style-name="T1">2-го поверху.</text:span></text:p>
        </text:list-item>
        <text:list-item>
          <text:p text:style-name="P9">Розкладка плит 2-го поверху.</text:p>
        </text:list-item>
        <text:list-item>
          <text:p text:style-name="P9">Кріплення м<text:span text:style-name="T5">о</text:span>урлату.</text:p>
        </text:list-item>
        <text:list-item>
          <text:p text:style-name="P11">Моурлат і опори стойок.</text:p>
        </text:list-item>
        <text:list-item>
          <text:p text:style-name="P11">Крокви 1...7.</text:p>
        </text:list-item>
        <text:list-item>
          <text:p text:style-name="P11">Крокви 8...13.</text:p>
        </text:list-item>
        <text:list-item>
          <text:p text:style-name="P11">Стойки.</text:p>
        </text:list-item>
        <text:list-item>
          <text:p text:style-name="P12">Розташування крокв.</text:p>
        </text:list-item>
        <text:list-item>
          <text:p text:style-name="P11">Решетування.</text:p>
        </text:list-item>
        <text:list-item>
          <text:p text:style-name="P13">Розкладка шиферу</text:p>
        </text:list-item>
        <text:list-item>
          <text:p text:style-name="P11">Коробочка.</text:p>
        </text:list-item>
        <text:list-item>
          <text:p text:style-name="P14">Димар.</text:p>
        </text:list-item>
        <text:list-item>
          <text:p text:style-name="P14">Кришка димаря. Загальний вигляд.</text:p>
        </text:list-item>
        <text:list-item>
          <text:p text:style-name="P14">Кришка димаря. Деталі</text:p>
        </text:list-item>
      </text:list>
      <text:p text:style-name="P1"/>
      <text:p text:style-name="P2"><text:span text:style-name="T2">pa</text:span><text:tab/><text:span text:style-name="T3">Заготовка планів поверхів</text:span></text:p>
      <text:p text:style-name="P3">pb<text:tab/><text:span text:style-name="T3">Заготовка східців на 2й поверх</text:span></text:p>
      <text:p text:style-name="P3">pc<text:tab/><text:span text:style-name="T3">Заготовка дах і шифер</text:span></text:p>
      <text:p text:style-name="P3">pd<text:tab/><text:span text:style-name="T3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3-10-08T15:12:16.423219775</dc:date>
    <dc:creator>Віталій Євтушенко</dc:creator>
    <meta:editing-duration>P2DT7H26M58S</meta:editing-duration>
    <meta:editing-cycles>45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26" meta:word-count="101" meta:character-count="628" meta:non-whitespace-character-count="574"/>
  </office:meta>
</office:document-meta>
</file>